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uokat" style:family="table">
      <style:table-properties style:width="6.6549in" fo:margin-left="0.034in" table:align="left"/>
    </style:style>
    <style:style style:name="Luokat.A" style:family="table-column">
      <style:table-column-properties style:column-width="3.3097in"/>
    </style:style>
    <style:style style:name="Luokat.B" style:family="table-column">
      <style:table-column-properties style:column-width="3.3451in"/>
    </style:style>
    <style:style style:name="Luokat.A1" style:family="table-cell">
      <style:table-cell-properties fo:padding="0.0382in" fo:border-left="0.05pt solid #000000" fo:border-right="none" fo:border-top="0.05pt solid #000000" fo:border-bottom="0.05pt solid #000000"/>
    </style:style>
    <style:style style:name="Luokat.B1" style:family="table-cell">
      <style:table-cell-properties fo:padding="0.0382in" fo:border="0.05pt solid #000000"/>
    </style:style>
    <style:style style:name="Luokat.A2" style:family="table-cell">
      <style:table-cell-properties fo:padding="0.0382in" fo:border-left="0.05pt solid #000000" fo:border-right="none" fo:border-top="none" fo:border-bottom="0.05pt solid #000000"/>
    </style:style>
    <style:style style:name="Luokat.B2" style:family="table-cell">
      <style:table-cell-properties fo:padding="0.0382in" fo:border-left="0.05pt solid #000000" fo:border-right="0.05pt solid #000000" fo:border-top="none" fo:border-bottom="0.05pt solid #000000"/>
    </style:style>
    <style:style style:name="Luokat.7" style:family="table-row">
      <style:table-row-properties style:min-row-height="0.3278in"/>
    </style:style>
    <style:style style:name="P1" style:family="paragraph" style:parent-style-name="Standard">
      <style:text-properties officeooo:rsid="00169380" officeooo:paragraph-rsid="00169380"/>
    </style:style>
    <style:style style:name="P2" style:family="paragraph" style:parent-style-name="Standard">
      <style:text-properties officeooo:paragraph-rsid="00169380"/>
    </style:style>
    <style:style style:name="P3" style:family="paragraph" style:parent-style-name="Text_20_body" style:list-style-name="L1">
      <style:text-properties fo:font-style="italic" style:font-style-asian="italic" style:font-style-complex="italic"/>
    </style:style>
    <style:style style:name="P4" style:family="paragraph" style:parent-style-name="Text_20_body" style:list-style-name="L1">
      <style:text-properties fo:font-style="italic" officeooo:rsid="00190fc7" officeooo:paragraph-rsid="00190fc7" style:font-style-asian="italic" style:font-style-complex="italic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able_20_Contents">
      <style:text-properties officeooo:rsid="00169380" officeooo:paragraph-rsid="00169380"/>
    </style:style>
    <style:style style:name="P12" style:family="paragraph" style:parent-style-name="Table_20_Contents">
      <style:text-properties fo:font-weight="bold" officeooo:rsid="00169380" officeooo:paragraph-rsid="00169380" style:font-weight-asian="bold" style:font-weight-complex="bold"/>
    </style:style>
    <style:style style:name="P13" style:family="paragraph" style:parent-style-name="Table_20_Contents">
      <style:text-properties fo:font-weight="bold" officeooo:rsid="0017a590" officeooo:paragraph-rsid="0017a590" style:font-weight-asian="bold" style:font-weight-complex="bold"/>
    </style:style>
    <style:style style:name="P14" style:family="paragraph" style:parent-style-name="Table_20_Contents">
      <style:text-properties fo:font-weight="bold" officeooo:rsid="0017e9a9" officeooo:paragraph-rsid="0017e9a9" style:font-weight-asian="bold" style:font-weight-complex="bold"/>
    </style:style>
    <style:style style:name="P15" style:family="paragraph" style:parent-style-name="Table_20_Contents">
      <style:text-properties fo:font-weight="bold" officeooo:rsid="00185962" officeooo:paragraph-rsid="00185962" style:font-weight-asian="bold" style:font-weight-complex="bold"/>
    </style:style>
    <style:style style:name="P16" style:family="paragraph" style:parent-style-name="Table_20_Contents">
      <style:text-properties fo:font-weight="normal" officeooo:rsid="00169380" officeooo:paragraph-rsid="00169380" style:font-weight-asian="normal" style:font-weight-complex="normal"/>
    </style:style>
    <style:style style:name="P17" style:family="paragraph" style:parent-style-name="Table_20_Contents">
      <style:text-properties fo:font-weight="normal" officeooo:rsid="0017a590" officeooo:paragraph-rsid="0017a590" style:font-weight-asian="normal" style:font-weight-complex="normal"/>
    </style:style>
    <style:style style:name="P18" style:family="paragraph" style:parent-style-name="Table_20_Contents">
      <style:text-properties fo:font-weight="normal" officeooo:rsid="0017e9a9" officeooo:paragraph-rsid="0017e9a9" style:font-weight-asian="normal" style:font-weight-complex="normal"/>
    </style:style>
    <style:style style:name="P19" style:family="paragraph" style:parent-style-name="Table_20_Contents">
      <style:text-properties fo:font-weight="normal" officeooo:rsid="00185962" officeooo:paragraph-rsid="001859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7580" style:font-style-asian="italic" style:font-style-complex="italic"/>
    </style:style>
    <style:style style:name="T4" style:family="text">
      <style:text-properties fo:font-style="italic" officeooo:rsid="001cdfc0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57580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169380"/>
    </style:style>
    <style:style style:name="T10" style:family="text">
      <style:text-properties officeooo:rsid="0017e9a9"/>
    </style:style>
    <style:style style:name="T11" style:family="text">
      <style:text-properties officeooo:rsid="0019cd93"/>
    </style:style>
    <style:style style:name="T12" style:family="text">
      <style:text-properties officeooo:rsid="001cd3d7"/>
    </style:style>
    <style:style style:name="T13" style:family="text">
      <style:text-properties officeooo:rsid="001f513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ääkäriasema MediHome välittää lääkäreitä kotikäynneille. Ensi kertaa palveluja tilatessaan potilas <text:span text:style-name="T6">rekisteröityy</text:span> <text:span text:style-name="T1">asiakkaaksi</text:span>. Tässä yhteydessä hän saa <text:span text:style-name="T2">asiakasnumeron</text:span>, jota hän voi käyttää tarvitessaan palveluja seuraavilla kerroilla. Yrityksellä on palveluksessaan noin 10 <text:span text:style-name="T1">lääkäriä</text:span>. Mikäli mahdollista pyritään siihen, että tiettyä potilasta hoitaisi aina sama lääkäri. MediHome:n kotisisun kautta <text:span text:style-name="T1">potilas</text:span> saa tilattua lääkärin. <text:span text:style-name="T1">Tilauksen</text:span> yhteydessä kysellään <text:span text:style-name="T2">oireet</text:span>. <text:span text:style-name="T1">Tilaaja</text:span> valitsee <text:span text:style-name="T1">kotikäynnin</text:span> <text:span text:style-name="T6">ajan</text:span> ja vapaan <text:span text:style-name="T2">lääkärin</text:span>. Lääkäri voi myös kirjata potilaalle<text:span text:style-name="T8"> hoito-ohjeita</text:span><text:span text:style-name="T5"> </text:span>tietokantaan, josta potilas näkee ne www-sivun kautta. Lääkäri laatii jokaisesta käynnistä <text:span text:style-name="T1">raportin</text:span> joka kirjataan. Raportteihin pitää päästä käsiksi lääkärin tai asiakkaan perusteella.</text:p>
      <text:p text:style-name="Text_20_body">Toimintoja:</text:p>
      <text:list xml:id="list6779225270580394009" text:style-name="L1">
        <text:list-item>
          <text:p text:style-name="P8"><text:span text:style-name="T7"><text:s/>y x </text:span>Asiakkaan ja lääkärin kirjautuminen </text:p>
        </text:list-item>
        <text:list-item>
          <text:p text:style-name="P8"><text:span text:style-name="T11">x <text:s/></text:span>Lääkärin tilaus </text:p>
        </text:list-item>
        <text:list-item>
          <text:p text:style-name="P7"><text:span text:style-name="T4">y</text:span><text:span text:style-name="T3"> x </text:span><text:span text:style-name="T2">Asiakkaaksi rekisteröityminen</text:span> <text:tab/></text:p>
        </text:list-item>
        <text:list-item>
          <text:p text:style-name="P8"><text:span text:style-name="T13">y x </text:span>Potilaan historia lääkärille: historian muokkaus ja lisäys </text:p>
        </text:list-item>
        <text:list-item>
          <text:p text:style-name="P8"><text:span text:style-name="T7">x </text:span>Lääkärin ohjelma </text:p>
        </text:list-item>
        <text:list-item>
          <text:p text:style-name="P3"><text:span text:style-name="T7">x </text:span>Potilasraportointi </text:p>
        </text:list-item>
        <text:list-item>
          <text:p text:style-name="P4"/>
        </text:list-item>
        <text:list-item>
          <text:p text:style-name="P4"/>
        </text:list-item>
      </text:list>
      <text:p text:style-name="P2"><text:span text:style-name="T9">Luokat:</text:span></text:p>
      <text:p text:style-name="P1"/>
      <table:table table:name="Luokat" table:style-name="Luokat">
        <table:table-column table:style-name="Luokat.A"/>
        <table:table-column table:style-name="Luokat.B"/>
        <table:table-row>
          <table:table-cell table:style-name="Luokat.A1" office:value-type="string">
            <text:p text:style-name="P12"><text:span text:style-name="T10">A</text:span>siakas</text:p>
          </table:table-cell>
          <table:table-cell table:style-name="Luokat.B1" office:value-type="string">
            <text:p text:style-name="P12">asiakasnumero</text:p>
            <text:p text:style-name="P16">etunimi</text:p>
            <text:p text:style-name="P16">sukunimi</text:p>
            <text:p text:style-name="P16">osoite</text:p>
            <text:p text:style-name="P16">puhelinnumero</text:p>
            <text:p text:style-name="P16">sahkoposti</text:p>
            <text:p text:style-name="P11"/>
          </table:table-cell>
        </table:table-row>
        <table:table-row>
          <table:table-cell table:style-name="Luokat.A2" office:value-type="string">
            <text:p text:style-name="P12"><text:span text:style-name="T10">L</text:span>aakari</text:p>
          </table:table-cell>
          <table:table-cell table:style-name="Luokat.B2" office:value-type="string">
            <text:p text:style-name="P12">laakarinumero</text:p>
            <text:p text:style-name="P11">etunimi</text:p>
            <text:p text:style-name="P11">sukunimi</text:p>
            <text:p text:style-name="P11">puhelinnumero</text:p>
            <text:p text:style-name="P11">sahkoposti</text:p>
            <text:p text:style-name="P11"/>
          </table:table-cell>
        </table:table-row>
        <table:table-row>
          <table:table-cell table:style-name="Luokat.A2" office:value-type="string">
            <text:p text:style-name="P13"><text:span text:style-name="T10">T</text:span>ilaus</text:p>
          </table:table-cell>
          <table:table-cell table:style-name="Luokat.B2" office:value-type="string">
            <text:p text:style-name="P12"><text:span text:style-name="T10">t</text:span>ilausnumero</text:p>
            <text:p text:style-name="P16">asiakasnumero</text:p>
            <text:p text:style-name="P16">laakarinumero</text:p>
            <text:p text:style-name="P16">aika alkaa</text:p>
            <text:p text:style-name="P16">aika loppu</text:p>
            <text:p text:style-name="P17">oireet</text:p>
          </table:table-cell>
        </table:table-row>
        <table:table-row>
          <table:table-cell table:style-name="Luokat.A2" office:value-type="string">
            <text:p text:style-name="P13"><text:span text:style-name="T10">K</text:span>aynti</text:p>
          </table:table-cell>
          <table:table-cell table:style-name="Luokat.B2" office:value-type="string">
            <text:p text:style-name="P13">kayntinumero</text:p>
            <text:p text:style-name="P17">asiakas</text:p>
            <text:p text:style-name="P17">laakari</text:p>
            <text:p text:style-name="P17">raportti</text:p>
          </table:table-cell>
        </table:table-row>
        <table:table-row>
          <table:table-cell table:style-name="Luokat.A2" office:value-type="string">
            <text:p text:style-name="P14">Hoito-ohje</text:p>
          </table:table-cell>
          <table:table-cell table:style-name="Luokat.B2" office:value-type="string">
            <text:p text:style-name="P14">Hoito-ohjenumero</text:p>
            <text:p text:style-name="P19">asiakasnumero</text:p>
            <text:p text:style-name="P19"><text:soft-page-break/>laakarinumero</text:p>
            <text:p text:style-name="P19">kayntinumero</text:p>
            <text:p text:style-name="P19">hoito-ohje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Luokat.A2" office:value-type="string">
            <text:p text:style-name="P14">Raportti</text:p>
          </table:table-cell>
          <table:table-cell table:style-name="Luokat.B2" office:value-type="string">
            <text:p text:style-name="P15">raporttinumero</text:p>
            <text:p text:style-name="P19">kayntinumero</text:p>
            <text:p text:style-name="P19">raportti</text:p>
          </table:table-cell>
        </table:table-row>
        <table:table-row table:style-name="Luokat.7">
          <table:table-cell table:style-name="Luokat.A2" office:value-type="string">
            <text:p text:style-name="P12"/>
          </table:table-cell>
          <table:table-cell table:style-name="Luokat.B2" office:value-type="string">
            <text:p text:style-name="P12"/>
          </table:table-cell>
        </table:table-row>
      </table:table>
      <text:p text:style-name="P1"/>
      <text:p text:style-name="P1"/>
      <text:h text:style-name="Heading_20_1" text:outline-level="1">Käytettävyys</text:h>
      <text:p text:style-name="Text_20_body">Tällä sivulla ei tällä hetkellä ole vielä paljoa sisältöä. Ohessa kuitenkin hyvä muistilista sovelluksen käytettävyyden suunnitteluun ja tekemiseen.</text:p>
      <text:h text:style-name="Heading_20_2" text:outline-level="2">Asioita joita kannattaa miettiä</text:h>
      <text:list xml:id="list1913023332537650816" text:style-name="L2">
        <text:list-item>
          <text:p text:style-name="P9">Onko sovelluksessa helppo löytää kaikki toiminnot? Monellako klikkauksella niihin pääsee käsiksi? Klikkausten ja navigoinnin vaatimaa sivulatausten määrää kannattaa yrittää minimoida. </text:p>
        </text:list-item>
        <text:list-item>
          <text:p text:style-name="P9">Näkeekö käyttäjä helposti missä on sivuilla? </text:p>
        </text:list-item>
        <text:list-item>
          <text:p text:style-name="P9">Onko sovellus käytettävä myös virhetilanteissa? Pääseekö virhesivulta helposti eteenpäin ja kertooko se selkeästi mikä meni pieleen? </text:p>
        </text:list-item>
        <text:list-item>
          <text:p text:style-name="P9">Antaako sovellus syöttää virheellisesti syötetyn lomakkeen tiedot ilman että käyttäjän tarvitsee täyttää lomaketta kokonaan uudestaan? </text:p>
        </text:list-item>
        <text:list-item>
          <text:p text:style-name="P5">Ovatko toiminnot ja konseptit sovelluksessa nimetty selkeästi? Ymmärtääkö niitä käyttäessä samantien mitä pitää tehdä? </text:p>
        </text:list-item>
      </text:list>
      <text:h text:style-name="Heading_20_2" text:outline-level="2">5. Palautuksen vaatimukset</text:h>
      <text:list xml:id="list2834204900632948141" text:style-name="L3">
        <text:list-item>
          <text:p text:style-name="P10">Suunnittele käyttöliittymäsi ja toteuta niistä staattiset HTML-sivut. Muista lisätä linkit toteuttamiisi sivuihin reposi <text:span text:style-name="Source_20_Text">README.md</text:span>-tiedostoon. <text:span text:style-name="Strong_20_Emphasis">(1,5p)</text:span> </text:p>
          <text:list>
            <text:list-item>
              <text:p text:style-name="P10">Suunnittele etusivu </text:p>
            </text:list-item>
            <text:list-item>
              <text:p text:style-name="P10">Suunnittele listaussivut </text:p>
            </text:list-item>
            <text:list-item>
              <text:p text:style-name="P10">Suunnittele muokkaus- ja esittelysivut </text:p>
            </text:list-item>
          </text:list>
        </text:list-item>
        <text:list-item>
          <text:p text:style-name="P10">Ota tietokanta käyttöön ja dokumentoi se. <text:span text:style-name="Strong_20_Emphasis">(1,5p)</text:span> </text:p>
          <text:list>
            <text:list-item>
              <text:p text:style-name="P10">Lisää dokumentaatioon <text:a xlink:type="simple" xlink:href="http://advancedkittenry.github.io/dokumentaatio-ohje.html#järjestelmän-tietosisältö">järjestelmän tietosisältö</text:a> osio ja <text:a xlink:type="simple" xlink:href="http://advancedkittenry.github.io/dokumentaatio-ohje.html#relaatiotietokantakaavio">relaatiotietokantakaavio</text:a> </text:p>
            </text:list-item>
            <text:list-item>
              <text:p text:style-name="P10">Lisää tietokantataulujen pystytyslauseet <text:span text:style-name="Source_20_Text">cre</text:span><text:span text:style-name="Source_20_Text"><text:span text:style-name="T12">xxxxxxx§</text:span></text:span><text:span text:style-name="Source_20_Text">ate_tables.sql</text:span>-tiedostoon </text:p>
            </text:list-item>
            <text:list-item>
              <text:p text:style-name="P10">Lisää tietokantataulujen poistolauseet <text:span text:style-name="Source_20_Text">drop_tables.sql</text:span>-tiedostoon </text:p>
            </text:list-item>
            <text:list-item>
              <text:p text:style-name="P10">Lisää testidatan lisäyslauseet <text:span text:style-name="Source_20_Text">add_test_data.sql</text:span>-tiedostoon </text:p>
            </text:list-item>
          </text:list>
        </text:list-item>
        <text:list-item>
          <text:p text:style-name="P6"><text:soft-page-break/><text:span text:style-name="Strong_20_Emphasis">Pushaa kaikki tekämäsi muutokset repoosi!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2:12:42.003251657</meta:creation-date>
    <dc:date>2015-03-22T23:13:16.603556558</dc:date>
    <meta:editing-duration>PT10H59M50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3" meta:paragraph-count="65" meta:word-count="328" meta:character-count="2791" meta:non-whitespace-character-count="2525"/>
  </office:meta>
</office:document-meta>
</file>